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2f97df"/>
    </style:style>
    <style:style style:name="P9" style:family="paragraph" style:parent-style-name="Standard">
      <style:text-properties officeooo:rsid="00072d7d" officeooo:paragraph-rsid="000460ec"/>
    </style:style>
    <style:style style:name="P10" style:family="paragraph" style:parent-style-name="Standard">
      <style:text-properties officeooo:rsid="0004907d" officeooo:paragraph-rsid="0004907d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15179c"/>
    </style:style>
    <style:style style:name="P16" style:family="paragraph" style:parent-style-name="Standard">
      <style:text-properties officeooo:rsid="000b1149" officeooo:paragraph-rsid="002f97df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style:text-position="0% 100%" officeooo:rsid="000751e2" officeooo:paragraph-rsid="000751e2"/>
    </style:style>
    <style:style style:name="P21" style:family="paragraph" style:parent-style-name="Standard">
      <style:text-properties style:text-position="0% 100%" officeooo:rsid="0004907d" officeooo:paragraph-rsid="0004907d"/>
    </style:style>
    <style:style style:name="P22" style:family="paragraph" style:parent-style-name="Standard">
      <style:text-properties style:text-position="0% 100%" officeooo:rsid="00322721" officeooo:paragraph-rsid="00322721"/>
    </style:style>
    <style:style style:name="P23" style:family="paragraph" style:parent-style-name="Standard">
      <style:text-properties style:text-position="0% 100%" officeooo:rsid="002800ba" officeooo:paragraph-rsid="00352b42"/>
    </style:style>
    <style:style style:name="P24" style:family="paragraph" style:parent-style-name="Standard">
      <style:text-properties officeooo:rsid="000ddb86" officeooo:paragraph-rsid="000ddb86"/>
    </style:style>
    <style:style style:name="P25" style:family="paragraph" style:parent-style-name="Standard">
      <style:text-properties officeooo:rsid="000f92bc" officeooo:paragraph-rsid="000f92bc"/>
    </style:style>
    <style:style style:name="P26" style:family="paragraph" style:parent-style-name="Standard">
      <style:text-properties officeooo:rsid="00113390" officeooo:paragraph-rsid="00113390"/>
    </style:style>
    <style:style style:name="P27" style:family="paragraph" style:parent-style-name="Standard">
      <style:text-properties officeooo:rsid="0011a8b7" officeooo:paragraph-rsid="0011a8b7"/>
    </style:style>
    <style:style style:name="P28" style:family="paragraph" style:parent-style-name="Standard">
      <style:text-properties officeooo:rsid="001482d2" officeooo:paragraph-rsid="002fa48c"/>
    </style:style>
    <style:style style:name="P29" style:family="paragraph" style:parent-style-name="Standard">
      <style:text-properties officeooo:rsid="001d5885" officeooo:paragraph-rsid="00232d5f"/>
    </style:style>
    <style:style style:name="P30" style:family="paragraph" style:parent-style-name="Standard">
      <style:text-properties officeooo:rsid="001ff9a9" officeooo:paragraph-rsid="00232d5f"/>
    </style:style>
    <style:style style:name="P31" style:family="paragraph" style:parent-style-name="Standard">
      <style:text-properties officeooo:rsid="002293ec" officeooo:paragraph-rsid="002293ec"/>
    </style:style>
    <style:style style:name="P32" style:family="paragraph" style:parent-style-name="Standard">
      <style:text-properties officeooo:rsid="00232d5f" officeooo:paragraph-rsid="00232d5f"/>
    </style:style>
    <style:style style:name="P33" style:family="paragraph" style:parent-style-name="Standard">
      <style:text-properties officeooo:rsid="0024d15b" officeooo:paragraph-rsid="0024d15b"/>
    </style:style>
    <style:style style:name="P34" style:family="paragraph" style:parent-style-name="Standard">
      <style:text-properties officeooo:rsid="00263126" officeooo:paragraph-rsid="00263126"/>
    </style:style>
    <style:style style:name="P35" style:family="paragraph" style:parent-style-name="Standard">
      <style:text-properties officeooo:rsid="002800ba" officeooo:paragraph-rsid="002800ba"/>
    </style:style>
    <style:style style:name="P36" style:family="paragraph" style:parent-style-name="Standard">
      <style:text-properties officeooo:rsid="002800ba" officeooo:paragraph-rsid="00352b42"/>
    </style:style>
    <style:style style:name="P37" style:family="paragraph" style:parent-style-name="Standard">
      <style:text-properties officeooo:rsid="002af50a" officeooo:paragraph-rsid="002af50a"/>
    </style:style>
    <style:style style:name="P38" style:family="paragraph" style:parent-style-name="Standard">
      <style:text-properties officeooo:rsid="002cbae5" officeooo:paragraph-rsid="002cbae5"/>
    </style:style>
    <style:style style:name="P39" style:family="paragraph" style:parent-style-name="Standard">
      <style:text-properties officeooo:rsid="002d1179" officeooo:paragraph-rsid="002d1179"/>
    </style:style>
    <style:style style:name="P40" style:family="paragraph" style:parent-style-name="Standard">
      <style:text-properties officeooo:rsid="002de606" officeooo:paragraph-rsid="002de606"/>
    </style:style>
    <style:style style:name="P41" style:family="paragraph" style:parent-style-name="Standard">
      <style:text-properties officeooo:rsid="000522ee" officeooo:paragraph-rsid="000460ec"/>
    </style:style>
    <style:style style:name="P42" style:family="paragraph" style:parent-style-name="Standard">
      <style:text-properties officeooo:rsid="00062780" officeooo:paragraph-rsid="000460ec"/>
    </style:style>
    <style:style style:name="P43" style:family="paragraph" style:parent-style-name="Standard">
      <style:text-properties officeooo:rsid="0011a9e6" officeooo:paragraph-rsid="0015179c"/>
    </style:style>
    <style:style style:name="P44" style:family="paragraph" style:parent-style-name="Standard">
      <style:text-properties officeooo:rsid="0008af7a" officeooo:paragraph-rsid="000460ec"/>
    </style:style>
    <style:style style:name="P45" style:family="paragraph" style:parent-style-name="Standard">
      <style:text-properties officeooo:rsid="00322721" officeooo:paragraph-rsid="00322721"/>
    </style:style>
    <style:style style:name="P46" style:family="paragraph" style:parent-style-name="Standard">
      <style:text-properties officeooo:rsid="0006f1b2" officeooo:paragraph-rsid="0006f1b2"/>
    </style:style>
    <style:style style:name="P47" style:family="paragraph" style:parent-style-name="Standard">
      <style:text-properties officeooo:rsid="0033bdb5" officeooo:paragraph-rsid="0033bdb5"/>
    </style:style>
    <style:style style:name="P48" style:family="paragraph" style:parent-style-name="Standard">
      <style:text-properties officeooo:rsid="00105a36" officeooo:paragraph-rsid="000460ec"/>
    </style:style>
    <style:style style:name="P49" style:family="paragraph" style:parent-style-name="Standard">
      <style:text-properties officeooo:rsid="0015179c" officeooo:paragraph-rsid="00352b42"/>
    </style:style>
    <style:style style:name="P50" style:family="paragraph" style:parent-style-name="Standard">
      <style:text-properties officeooo:rsid="002e13ba" officeooo:paragraph-rsid="002e13ba"/>
    </style:style>
    <style:style style:name="P51" style:family="paragraph" style:parent-style-name="Standard">
      <style:text-properties officeooo:rsid="00062780" officeooo:paragraph-rsid="000571ad"/>
    </style:style>
    <style:style style:name="P52" style:family="paragraph" style:parent-style-name="Standard">
      <style:text-properties officeooo:rsid="00357b14" officeooo:paragraph-rsid="00357b14"/>
    </style:style>
    <style:style style:name="P53" style:family="paragraph" style:parent-style-name="Standard">
      <style:text-properties officeooo:rsid="00105a36" officeooo:paragraph-rsid="000460ec"/>
    </style:style>
    <style:style style:name="P54" style:family="paragraph" style:parent-style-name="Standard">
      <style:text-properties officeooo:rsid="0033bdb5" officeooo:paragraph-rsid="00357b14"/>
    </style:style>
    <style:style style:name="P55" style:family="paragraph" style:parent-style-name="Standard">
      <style:text-properties officeooo:rsid="000377fa" officeooo:paragraph-rsid="000460ec"/>
    </style:style>
    <style:style style:name="P56" style:family="paragraph" style:parent-style-name="Heading_20_1">
      <style:text-properties officeooo:rsid="0033bdb5" officeooo:paragraph-rsid="0033bdb5"/>
    </style:style>
    <style:style style:name="P57" style:family="paragraph" style:parent-style-name="Heading_20_1">
      <style:paragraph-properties fo:break-before="page"/>
    </style:style>
    <style:style style:name="T1" style:family="text">
      <style:text-properties officeooo:rsid="0031e542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08af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8af7a"/>
    </style:style>
    <style:style style:name="T7" style:family="text">
      <style:text-properties style:text-position="sub 58%" officeooo:rsid="000522ee"/>
    </style:style>
    <style:style style:name="T8" style:family="text">
      <style:text-properties style:text-position="sub 58%" officeooo:rsid="002de606"/>
    </style:style>
    <style:style style:name="T9" style:family="text">
      <style:text-properties style:text-position="sub 58%" officeooo:rsid="001482d2"/>
    </style:style>
    <style:style style:name="T10" style:family="text">
      <style:text-properties style:text-position="sub 58%" officeooo:rsid="00072d7d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8af7a"/>
    </style:style>
    <style:style style:name="T13" style:family="text">
      <style:text-properties style:text-position="0% 100%" officeooo:rsid="00263126"/>
    </style:style>
    <style:style style:name="T14" style:family="text">
      <style:text-properties officeooo:rsid="00232d5f"/>
    </style:style>
    <style:style style:name="T15" style:family="text">
      <style:text-properties officeooo:rsid="00234aea"/>
    </style:style>
    <style:style style:name="T16" style:family="text">
      <style:text-properties style:text-position="super 58%"/>
    </style:style>
    <style:style style:name="T17" style:family="text">
      <style:text-properties officeooo:rsid="000f92bc"/>
    </style:style>
    <style:style style:name="T18" style:family="text">
      <style:text-properties officeooo:rsid="00357b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6">add[(¬= 0)] &lt;=&gt; or</text:p>
      <text:p text:style-name="P28">add<text:span text:style-name="T5">ℂ,ℚ,ℝ,ℤ</text:span>[neg<text:span text:style-name="T5">ℂ,ℚ,ℝ,ℤ</text:span>] &lt;=&gt; add<text:span text:style-name="T5">ℂ,ℚ,ℝ,ℤ</text:span></text:p>
      <text:p text:style-name="P4"><text:span text:style-name="T2">add</text:span><text:span text:style-name="T7">ℕ</text:span><text:span text:style-name="T2">[even] &lt;=&gt; eq</text:span></text:p>
      <text:p text:style-name="P8">add<text:span text:style-name="T5">ℕ</text:span>[odd] &lt;=&gt; xor</text:p>
      <text:p text:style-name="P36">add<text:span text:style-name="T9">ℂ,ℚ,ℝ,ℤ,</text:span><text:span text:style-name="T10">ℕ</text:span>[swap → id] &lt;=&gt; add<text:span text:style-name="T9">ℂ,ℚ,ℝ,ℤ,</text:span><text:span text:style-name="T10">ℕ</text:span></text:p>
      <text:p text:style-name="P50">add<text:span text:style-name="T5">ℝ</text:span>[exp] &lt;=&gt; mul<text:span text:style-name="T5">ℝ</text:span></text:p>
      <text:p text:style-name="P41">and[not] &lt;=&gt; or</text:p>
      <text:p text:style-name="P4"/>
      <text:h text:style-name="Heading_20_1" text:outline-level="1">C</text:h>
      <text:p text:style-name="P41">concat[len] &lt;=&gt; add</text:p>
      <text:p text:style-name="P41">concat[sum] &lt;=&gt; add</text:p>
      <text:p text:style-name="P17">concat[min] &lt;=&gt; min<text:span text:style-name="T5">2</text:span></text:p>
      <text:p text:style-name="P17"><text:span text:style-name="T11">concat[max] &lt;=&gt; max</text:span><text:span text:style-name="T5">2</text:span></text:p>
      <text:p text:style-name="P22">cos[neg → id] &lt;=&gt; cos</text:p>
      <text:p text:style-name="P38"><text:span text:style-name="T11">cross{[vec_dim] 3, [vec_dim] 3}[unit ⨯ unit → vec_dim] &lt;=&gt; construct</text:span><text:span text:style-name="T5">3</text:span></text:p>
      <text:p text:style-name="P5"/>
      <text:h text:style-name="Heading_20_1" text:outline-level="1">D</text:h>
      <text:p text:style-name="P51">dec{(¬= 0)}[even] &lt;=&gt; not</text:p>
      <text:p text:style-name="P52">dec[neg] &lt;=&gt; inc</text:p>
      <text:p text:style-name="P37">div<text:span text:style-name="T5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9">eq[not] &lt;=&gt; xor</text:p>
      <text:p text:style-name="P46">exc[not] &lt;=&gt; nrexc</text:p>
      <text:p text:style-name="P47">exp<text:span text:style-name="T5">ℝ</text:span>[ln] &lt;=&gt; exp<text:span text:style-name="T5">ℝ</text:span></text:p>
      <text:p text:style-name="P4"/>
      <text:h text:style-name="P57" text:outline-level="1">I</text:h>
      <text:p text:style-name="P33">id[id] &lt;=&gt; id</text:p>
      <text:p text:style-name="P34">id<text:span text:style-name="T5">A</text:span>[id → f] &lt;=&gt; f<text:tab/><text:tab/><text:tab/>f : A → B</text:p>
      <text:p text:style-name="P33">id<text:span text:style-name="T5">A</text:span>[f] &lt;=&gt; id<text:span text:style-name="T5">B</text:span><text:span text:style-name="T11"><text:tab/><text:tab/><text:tab/><text:tab/></text:span><text:span text:style-name="T13">f : A → B</text:span></text:p>
      <text:p text:style-name="P34"><text:span text:style-name="T11">id</text:span><text:span text:style-name="T5">A</text:span><text:span text:style-name="T11">[f → id</text:span><text:span text:style-name="T5">A</text:span><text:span text:style-name="T11">] &lt;=&gt; f</text:span><text:span text:style-name="T16">-1</text:span><text:span text:style-name="T11"><text:tab/><text:tab/><text:tab/>f : A → B</text:span></text:p>
      <text:p text:style-name="P42">inc[even] &lt;=&gt; not</text:p>
      <text:p text:style-name="P48">inc[inc] &lt;=&gt; inc</text:p>
      <text:p text:style-name="P52">inc[neg] &lt;=&gt; dec</text:p>
      <text:h text:style-name="P56" text:outline-level="1">L</text:h>
      <text:p text:style-name="P48"/>
      <text:p text:style-name="P47">ln[exp<text:span text:style-name="T5">ℝ</text:span>] &lt;=&gt; ln</text:p>
      <text:h text:style-name="Heading_20_1" text:outline-level="1">M</text:h>
      <text:p text:style-name="P32">mat_id[<text:span text:style-name="T15">id → trace] &lt;=&gt; id</text:span></text:p>
      <text:p text:style-name="P33">mat_inv{[det] (¬= 0)}[id → mat_inv] &lt;=&gt; id</text:p>
      <text:p text:style-name="P43">mat_mul[det] &lt;=&gt; mul</text:p>
      <text:p text:style-name="P31">mat_mul[fst · dim ⨯ snd · dim → dim] &lt;=&gt; id</text:p>
      <text:p text:style-name="P14">mul<text:span text:style-name="T5">ℕ</text:span>[(= 0)] &lt;=&gt; or</text:p>
      <text:p text:style-name="P15">mul<text:span text:style-name="T5">ℕ</text:span>[(¬= 0)] &lt;=&gt; and</text:p>
      <text:p text:style-name="P6"><text:span text:style-name="T4">mul</text:span><text:span text:style-name="T6">ℕ</text:span><text:span text:style-name="T4">{(&gt;= 0), (&gt;= 0)}[(&gt;= 0)] &lt;=&gt; true</text:span><text:span text:style-name="T6">1</text:span></text:p>
      <text:p text:style-name="P18"><text:span text:style-name="T4">mul</text:span><text:span text:style-name="T6">ℕ</text:span><text:span text:style-name="T4">{(¬= 1), (¬= 1)}[prime] &lt;=&gt; false</text:span><text:span text:style-name="T6">1</text:span></text:p>
      <text:p text:style-name="P19"><text:span text:style-name="T4">mul</text:span><text:span text:style-name="T6">ℕ</text:span><text:span text:style-name="T4">[(% k: (¬= 0))] &lt;=&gt; (% k) · mul</text:span><text:span text:style-name="T6">ℕ</text:span></text:p>
      <text:p text:style-name="P4"><text:span text:style-name="T2">mul</text:span><text:span text:style-name="T7">ℕ</text:span><text:span text:style-name="T2">[even] &lt;=&gt; or</text:span></text:p>
      <text:p text:style-name="P7"><text:span text:style-name="T2">mul</text:span><text:span text:style-name="T7">ℕ</text:span><text:span text:style-name="T2">[odd] &lt;=&gt; and</text:span></text:p>
      <text:p text:style-name="P49">mul<text:span text:style-name="T8">ℝ</text:span><text:span text:style-name="T11">[neg → id] &lt;=&gt; mul</text:span><text:span text:style-name="T5">ℕ</text:span></text:p>
      <text:p text:style-name="P40"><text:span text:style-name="T11">mul</text:span><text:span text:style-name="T5">ℝ</text:span><text:span text:style-name="T11">[ln] &lt;=&gt; add</text:span><text:span text:style-name="T5">ℝ</text:span></text:p>
      <text:p text:style-name="P23">mul<text:span text:style-name="T9">ℂ,ℚ,ℝ,ℤ,</text:span><text:span text:style-name="T10">ℕ</text:span>[swap → id] &lt;=&gt; mul<text:span text:style-name="T9">ℂ,ℚ,ℝ,ℤ,</text:span><text:span text:style-name="T10">ℕ</text:span></text:p>
      <text:h text:style-name="Heading_20_1" text:outline-level="1">N</text:h>
      <text:p text:style-name="P10"><text:span text:style-name="T12">n</text:span><text:span text:style-name="T11">and[not] &lt;=&gt; nor</text:span></text:p>
      <text:p text:style-name="P20">nexc[not] &lt;=&gt; rexc</text:p>
      <text:p text:style-name="P21">nor[not] &lt;=&gt; nand</text:p>
      <text:p text:style-name="P9">not[not] &lt;=&gt; not</text:p>
      <text:p text:style-name="P11">nrexc[not] &lt;=&gt; exc</text:p>
      <text:p text:style-name="P4"/>
      <text:h text:style-name="Heading_20_1" text:outline-level="1">O</text:h>
      <text:p text:style-name="P41">or[not] &lt;=&gt; and</text:p>
      <text:p text:style-name="P41">not[not] &lt;=&gt; not</text:p>
      <text:p text:style-name="P4"/>
      <text:h text:style-name="P57" text:outline-level="1">P</text:h>
      <text:p text:style-name="P42">push[len ⨯ unit → len] &lt;=&gt; inc</text:p>
      <text:p text:style-name="P24">push[sum ⨯ id → sum] &lt;=&gt; add</text:p>
      <text:p text:style-name="P26">push[max ⨯ id → max] &lt;=&gt; max<text:span text:style-name="T5">2</text:span></text:p>
      <text:p text:style-name="P26"><text:span text:style-name="T11">push[min ⨯ id → min] &lt;=&gt; min</text:span><text:span text:style-name="T5">2</text:span></text:p>
      <text:p text:style-name="P9">pop{[len] (¬= 0)}[len → len · fst] &lt;=&gt; dec</text:p>
      <text:p text:style-name="P25">pop{[len] (¬= 0)}[(sum, snd · pop) → sum · fst] &lt;=&gt; sub</text:p>
      <text:p text:style-name="P25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Heading_20_1" text:outline-level="1">S</text:h>
      <text:p text:style-name="P45">sin[neg] &lt;=&gt; sin</text:p>
      <text:p text:style-name="P27">sort<text:span text:style-name="T5">f</text:span>[unit → sorted<text:span text:style-name="T5">f</text:span>] &lt;=&gt; true<text:span text:style-name="T5">1</text:span></text:p>
      <text:p text:style-name="P44">split(_)[id → join] &lt;=&gt; id</text:p>
      <text:p text:style-name="P36">sub<text:span text:style-name="T5">ℝ</text:span>[swap → id] &lt;=&gt; neg <text:span text:style-name="T17">· sub</text:span><text:span text:style-name="T5">ℝ</text:span></text:p>
      <text:p text:style-name="P35"/>
      <text:h text:style-name="Heading_20_1" text:outline-level="1">T</text:h>
      <text:p text:style-name="P29">transpose[el(i, j) → el(j, i)] &lt;=&gt; id</text:p>
      <text:p text:style-name="P30">transpose<text:span text:style-name="T14">[dim] &lt;=&gt; swap</text:span></text:p>
      <text:p text:style-name="P30"/>
      <text:h text:style-name="Heading_20_1" text:outline-level="1">U</text:h>
      <text:p text:style-name="P39">unit[unit] &lt;=&gt; unit</text:p>
      <text:p text:style-name="P39"/>
      <text:h text:style-name="Heading_20_1" text:outline-level="1">X</text:h>
      <text:p text:style-name="P9">xor[not] &lt;=&gt; 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1e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20-04-16T12:21:52.298023000</dc:date>
    <meta:editing-duration>PT6H43M31S</meta:editing-duration>
    <meta:editing-cycles>47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4" meta:word-count="351" meta:character-count="1746" meta:non-whitespace-character-count="1472"/>
  </office:meta>
</office:document-meta>
</file>